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75cm" fo:min-width="7.75cm"/>
      <style:paragraph-properties style:writing-mode="lr-tb"/>
    </style:style>
    <style:style style:name="gr2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2cm" fo:min-width="5.75cm"/>
      <style:paragraph-properties style:writing-mode="lr-tb"/>
    </style:style>
    <style:style style:name="gr4" style:family="graphic" style:parent-style-name="objectwithoutfill">
      <style:graphic-properties svg:stroke-color="#dddddd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6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2cm" fo:min-width="6cm"/>
      <style:paragraph-properties style:writing-mode="lr-tb"/>
    </style:style>
    <style:style style:name="gr7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25cm" fo:min-width="4.5cm"/>
      <style:paragraph-properties style:writing-mode="lr-tb"/>
    </style:style>
    <style:style style:name="gr8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9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5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Mono"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Liberation Mono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8.25cm" svg:height="2cm" svg:x="6.5cm" svg:y="7.75cm">
          <text:p text:style-name="P1"><text:span text:style-name="T1">find_smallest_ds_value(ds_h)</text:span></text:p>
          <text:p text:style-name="P2"><text:span text:style-name="T1">delete(ds, y)</text:span></text:p>
          <text:p text:style-name="P2"><text:span text:style-name="T1">delete(ds_h, y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9.25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25cm" svg:height="2.25cm" svg:x="3cm" svg:y="3.75cm">
          <text:p text:style-name="P1"><text:span text:style-name="T1">read(ds, x)</text:span></text:p>
          <text:p text:style-name="P2"><text:span text:style-name="T1">self.set_flags</text:span></text:p>
          <text:p text:style-name="P2"><text:span text:style-name="T1">update(ds_h, x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75cm" svg:y1="2.75cm" svg:x2="14.75cm" svg:y2="3.75cm">
          <text:p/>
        </draw:line>
        <draw:custom-shape draw:style-name="gr5" draw:text-style-name="P6" draw:layer="layout" svg:width="1.5cm" svg:height="0.75cm" svg:x="6.75cm" svg:y="2.25cm">
          <text:p text:style-name="P5"><text:span text:style-name="T2">hi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0.75cm" svg:x="13cm" svg:y="2.25cm">
          <text:p text:style-name="P5"><text:span text:style-name="T2">mis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5cm" svg:height="2.25cm" svg:x="12cm" svg:y="3.75cm">
          <text:p text:style-name="P1"><text:span text:style-name="T1">read(ds, -1)</text:span></text:p>
          <text:p text:style-name="P2"><text:span text:style-name="T1">self.set_flags</text:span></text:p>
          <text:p text:style-name="P2"><text:span text:style-name="T1">handle_cache_miss(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cm" svg:height="1.5cm" svg:x="16.75cm" svg:y="7.75cm">
          <text:p text:style-name="P1"><text:span text:style-name="T1">delete(ds, -1)</text:span></text:p>
          <text:p text:style-name="P1"><text:span text:style-name="T1">delete(ds_h, -1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75cm" svg:y1="6cm" svg:x2="17.5cm" svg:y2="7.75cm">
          <text:p/>
        </draw:line>
        <draw:custom-shape draw:style-name="gr8" draw:text-style-name="P6" draw:layer="layout" svg:width="2.25cm" svg:height="0.75cm" svg:x="17.75cm" svg:y="6.5cm">
          <text:p text:style-name="P5"><text:span text:style-name="T2">non-ful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5cm" svg:height="0.75cm" svg:x="11.25cm" svg:y="6.5cm">
          <text:p text:style-name="P5"><text:span text:style-name="T2">ful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svg:x="9.25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751cm" svg:y1="2.781cm" svg:x2="6.251cm" svg:y2="3.781cm">
          <text:p/>
        </draw:line>
        <draw:line draw:style-name="gr4" draw:text-style-name="P4" draw:layer="layout" svg:x1="14.244cm" svg:y1="6cm" svg:x2="13.75cm" svg:y2="7.75cm">
          <text:p/>
        </draw:line>
        <draw:custom-shape draw:style-name="gr10" draw:text-style-name="P3" draw:layer="layout" svg:width="5cm" svg:height="1.75cm" svg:x="13.25cm" svg:y="11.75cm">
          <text:p text:style-name="P1"><text:span text:style-name="T1">prepend(ds, x)</text:span></text:p>
          <text:p text:style-name="P1"><text:span text:style-name="T1">prepend(ds_h, x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8.25cm" svg:y1="9.25cm" svg:x2="17.5cm" svg:y2="11.75cm">
          <text:p/>
        </draw:line>
        <draw:line draw:style-name="gr4" draw:text-style-name="P4" draw:layer="layout" svg:x1="13.5cm" svg:y1="9.75cm" svg:x2="14.25cm" svg:y2="11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39:52.095743364</meta:creation-date>
    <dc:date>2024-02-29T16:28:12.031120035</dc:date>
    <meta:editing-duration>PT1H5M34S</meta:editing-duration>
    <meta:editing-cycles>18</meta:editing-cycles>
    <meta:generator>LibreOffice/7.4.7.2$Linux_X86_64 LibreOffice_project/40$Build-2</meta:generator>
    <meta:document-statistic meta:object-count="17"/>
  </office:meta>
</office:document-meta>
</file>